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03fc6" officeooo:paragraph-rsid="00003fc6"/>
    </style:style>
    <style:style style:name="P2" style:family="paragraph" style:parent-style-name="Standard">
      <style:text-properties officeooo:rsid="00003fc6" officeooo:paragraph-rsid="00034eaf"/>
    </style:style>
    <style:style style:name="P3" style:family="paragraph" style:parent-style-name="Standard">
      <style:paragraph-properties fo:text-align="end" style:justify-single-word="false"/>
      <style:text-properties style:font-name="Menlo" fo:font-size="10.5pt" officeooo:rsid="0015469b" officeooo:paragraph-rsid="00034eaf" style:font-size-asian="10.5pt" style:font-size-complex="10.5pt"/>
    </style:style>
    <style:style style:name="P4" style:family="paragraph" style:parent-style-name="Standard">
      <style:paragraph-properties fo:text-align="center" style:justify-single-word="false"/>
      <style:text-properties style:font-name="Menlo" officeooo:rsid="0015469b" officeooo:paragraph-rsid="00034eaf"/>
    </style:style>
    <style:style style:name="P5" style:family="paragraph" style:parent-style-name="Standard">
      <style:text-properties style:font-name="Trebuchet MS" fo:font-size="10.5pt" officeooo:rsid="001ac734" officeooo:paragraph-rsid="00034eaf" style:font-size-asian="10.5pt" style:font-size-complex="10.5pt"/>
    </style:style>
    <style:style style:name="P6" style:family="paragraph" style:parent-style-name="Standard">
      <style:text-properties style:font-name="Trebuchet MS" fo:font-size="10.5pt" officeooo:rsid="001ac734" officeooo:paragraph-rsid="0004513b" style:font-size-asian="10.5pt" style:font-size-complex="10.5pt"/>
    </style:style>
    <style:style style:name="P7" style:family="paragraph" style:parent-style-name="Standard">
      <style:text-properties style:font-name="Trebuchet MS" fo:font-size="10.5pt" officeooo:rsid="001ac734" officeooo:paragraph-rsid="00034eaf" style:font-size-asian="10.5pt" style:font-size-complex="10.5pt"/>
    </style:style>
    <style:style style:name="P8" style:family="paragraph" style:parent-style-name="Standard" style:list-style-name="L1">
      <style:text-properties style:font-name="Trebuchet MS" fo:font-size="10.5pt" officeooo:rsid="00051a7d" officeooo:paragraph-rsid="00051a7d" style:font-size-asian="10.5pt" style:font-size-complex="10.5pt"/>
    </style:style>
    <style:style style:name="T1" style:family="text">
      <style:text-properties officeooo:rsid="00034eaf"/>
    </style:style>
    <style:style style:name="T2" style:family="text">
      <style:text-properties officeooo:rsid="0004513b"/>
    </style:style>
    <style:style style:name="T3" style:family="text">
      <style:text-properties officeooo:rsid="0005db3c"/>
    </style:style>
    <style:style style:name="T4" style:family="text">
      <style:text-properties officeooo:rsid="000863cd"/>
    </style:style>
    <style:style style:name="T5" style:family="text">
      <style:text-properties style:font-name="Trebuchet MS" fo:font-size="10.5pt" officeooo:rsid="001ac734" style:font-size-asian="10.5pt" style:font-size-complex="10.5pt"/>
    </style:style>
    <style:style style:name="T6" style:family="text">
      <style:text-properties style:font-name="Trebuchet MS" fo:font-size="10.5pt" officeooo:rsid="0005db3c" style:font-size-asian="10.5pt" style:font-size-complex="10.5pt"/>
    </style:style>
    <style:style style:name="T7" style:family="text">
      <style:text-properties style:font-name="Menlo" fo:font-size="10.5pt" officeooo:rsid="000863cd" style:font-size-asian="10.5pt" style:font-size-complex="10.5pt"/>
    </style:style>
    <style:style style:name="T8" style:family="text">
      <style:text-properties style:font-name="Trebuchet MS" fo:font-size="10.5pt" officeooo:rsid="000863cd" style:font-size-asian="10.5pt" style:font-size-complex="10.5pt"/>
    </style:style>
    <style:style style:name="T9" style:family="text">
      <style:text-properties officeooo:rsid="0009095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ddie Gurnee</text:p>
      <text:p text:style-name="P3">COSC 592</text:p>
      <text:p text:style-name="P3">Operating Systems</text:p>
      <text:p text:style-name="P4">Chapter <text:span text:style-name="T1">2</text:span> Reading Questions:</text:p>
      <text:p text:style-name="P2"/>
      <text:p text:style-name="P2">2.13<text:span text:style-name="T2">)</text:span> Describe the three general methods for passing parameters to the operating system</text:p>
      <text:p text:style-name="P1"/>
      <text:p text:style-name="P5">Response:</text:p>
      <text:list xml:id="list8116719444366068890" text:style-name="L1">
        <text:list-item>
          <text:p text:style-name="P8">Programs can push parameters onto the stack, while the OS can pop parameters off the stack</text:p>
        </text:list-item>
        <text:list-item>
          <text:p text:style-name="P8">Parameters can be passed inside of registers</text:p>
        </text:list-item>
        <text:list-item>
          <text:p text:style-name="P8">Registers can also store the addresses of blocks of parameters</text:p>
        </text:list-item>
      </text:list>
      <text:p text:style-name="P1"/>
      <text:p text:style-name="P1">2.14<text:span text:style-name="T2">)</text:span> Describe how you could obtain a statistical profile of the amount of time a program spends executing different sections of its code. Discuss the importance of such a statistical profile.</text:p>
      <text:p text:style-name="P1"/>
      <text:p text:style-name="Standard"><text:span text:style-name="T5">Response: </text:span><text:span text:style-name="T6">The intended value of a statistical profile of time spent executing code is the same as any statistical profile of an executing program: optimization. With the time profile, the programmer would be able to gauge the actual runtimes of specific code to determine if snippets of code should be given more thought for optimization. Generation of the time profile can be done through a tracing facility or regular timer interrupts that would record the value of the program counter. The time required by a section of code could also be measured through use of the </text:span><text:span text:style-name="T7">time()</text:span><text:span text:style-name="T8"> system call before and after code execution and computing the difference. </text:span></text:p>
      <text:p text:style-name="P1"/>
      <text:p text:style-name="P1">2.18<text:span text:style-name="T2">)</text:span> What are the two models of interprocess communication? What are the strengths and weaknesses of the two approaches?</text:p>
      <text:p text:style-name="P1"/>
      <text:p text:style-name="P5">Response: <text:span text:style-name="T9">The two common models of interprocess communication are the message-passing model and the shared-memory model.</text:span></text:p>
      <text:p text:style-name="P1"/>
      <text:p text:style-name="P1">2.21<text:span text:style-name="T2">)</text:span> What is the main advantage of the microkernel approach to systems design? How do user programs and system services interact in a microkernel architecture? What are the disadvantages of using the microkernel approach?</text:p>
      <text:p text:style-name="P1"/>
      <text:p text:style-name="P6">Response:</text:p>
      <text:p text:style-name="P1"/>
      <text:p text:style-name="P1">2.16<text:span text:style-name="T2">)</text:span> What is the relationship between a guest operating system and a host operating system in a system like VMware? What factors need to be considered in choosing the host operating system? <text:s/>[In the 9th edition of the textbook, VMWare is discussed in Chapter 1 (pg. 41-45).]</text:p>
      <text:p text:style-name="P1"/>
      <text:p text:style-name="P5">Respo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0:29.510378000</meta:creation-date>
    <dc:date>2015-05-11T21:40:52.381642000</dc:date>
    <meta:editing-duration>PT8H51M58S</meta:editing-duration>
    <meta:editing-cycles>9</meta:editing-cycles>
    <meta:generator>LibreOffice/4.3.7.2$MacOSX_X86_64 LibreOffice_project/8a35821d8636a03b8bf4e15b48f59794652c68ba</meta:generator>
    <meta:document-statistic meta:table-count="0" meta:image-count="0" meta:object-count="0" meta:page-count="1" meta:paragraph-count="17" meta:word-count="317" meta:character-count="1959" meta:non-whitespace-character-count="1660"/>
  </office:meta>
</office:document-meta>
</file>